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89in"/>
    </style:style>
    <style:style style:name="co7" style:family="table-column">
      <style:table-column-properties fo:break-before="auto" style:column-width="6.36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22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ourier New" fo:font-size="12pt" style:font-size-asian="12pt" style:font-size-complex="12pt"/>
    </style:style>
    <style:style style:name="ce24" style:family="table-cell" style:parent-style-name="Defaul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14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Courier New" fo:font-size="12pt" style:font-size-asian="12pt" style:font-size-complex="12pt"/>
    </style:style>
    <style:style style:name="ce16" style:family="table-cell" style:parent-style-name="Defaul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5"/>
        <table:table-column table:style-name="co7" table:default-cell-style-name="ce15"/>
        <table:table-column table:style-name="co5" table:number-columns-repeated="1017" table:default-cell-style-name="ce15"/>
        <table:table-row table:style-name="ro1">
          <table:table-cell table:style-name="ce9" office:value-type="string" calcext:value-type="string">
            <text:p>CSR index</text:p>
          </table:table-cell>
          <table:table-cell table:style-name="ce9"/>
          <table:table-cell table:style-name="ce9" office:value-type="string" calcext:value-type="string">
            <text:p>Pr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CSR name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Present if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0x001</text:p>
          </table:table-cell>
          <table:table-cell table:formula="of:=HEX2DEC(RIGHT([.A3];3))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F or Zfinx implemented</text:p>
          </table:table-cell>
          <table:table-cell office:value-type="string" calcext:value-type="string">
            <text:p>Floating-Point Accrued Exceptio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002</text:p>
          </table:table-cell>
          <table:table-cell table:formula="of:=HEX2DEC(RIGHT([.A4];3))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F or Zfinx implemented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003</text:p>
          </table:table-cell>
          <table:table-cell table:formula="of:=HEX2DEC(RIGHT([.A5];3))"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F or Zfinx implemented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017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0xC00</text:p>
          </table:table-cell>
          <table:table-cell table:formula="of:=HEX2DEC(RIGHT([.A7];3))" office:value-type="float" office:value="3072" calcext:value-type="float">
            <text:p>3072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O</text:p>
          </table:table-cell>
          <table:table-cell table:style-name="ce16" office:value-type="string" calcext:value-type="string">
            <text:p>x<text:span text:style-name="T1">counteren.CY</text:span></text:p>
          </table:table-cell>
          <table:table-cell office:value-type="string" calcext:value-type="string">
            <text:p>CPU clock cycle cou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C01</text:p>
          </table:table-cell>
          <table:table-cell table:formula="of:=HEX2DEC(RIGHT([.A8];3))" office:value-type="float" office:value="3073" calcext:value-type="float">
            <text:p>3073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O</text:p>
          </table:table-cell>
          <table:table-cell table:style-name="ce16" office:value-type="string" calcext:value-type="string">
            <text:p>x<text:span text:style-name="T1">counteren.TM</text:span></text:p>
          </table:table-cell>
          <table:table-cell office:value-type="string" calcext:value-type="string">
            <text:p>Real-time 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C02</text:p>
          </table:table-cell>
          <table:table-cell table:formula="of:=HEX2DEC(RIGHT([.A9];3))" office:value-type="float" office:value="3074" calcext:value-type="float">
            <text:p>3074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RO</text:p>
          </table:table-cell>
          <table:table-cell table:style-name="ce16" office:value-type="string" calcext:value-type="string">
            <text:p>x<text:span text:style-name="T1">counteren.IR</text:span></text:p>
          </table:table-cell>
          <table:table-cell office:value-type="string" calcext:value-type="string">
            <text:p>Instruction cou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C03</text:p>
          </table:table-cell>
          <table:table-cell table:formula="of:=HEX2DEC(RIGHT([.A10];3))" office:value-type="float" office:value="3075" calcext:value-type="float">
            <text:p>3075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RO</text:p>
          </table:table-cell>
          <table:table-cell table:style-name="ce16" office:value-type="string" calcext:value-type="string">
            <text:p>x<text:span text:style-name="T1">counteren.HPM3</text:span></text:p>
          </table:table-cell>
          <table:table-cell office:value-type="string" calcext:value-type="string">
            <text:p>Performance-monitoring counter</text:p>
          </table:table-cell>
          <table:table-cell table:number-columns-repeated="1017"/>
        </table:table-row>
        <table:table-row table:style-name="ro1">
          <table:table-cell table:number-columns-repeated="8" office:value-type="string" calcext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C1F</text:p>
          </table:table-cell>
          <table:table-cell table:formula="of:=HEX2DEC(RIGHT([.A12];3))" office:value-type="float" office:value="3103" calcext:value-type="float">
            <text:p>3103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RO</text:p>
          </table:table-cell>
          <table:table-cell table:style-name="ce16" office:value-type="string" calcext:value-type="string">
            <text:p>x<text:span text:style-name="T1">counteren.HPM3</text:span></text:p>
          </table:table-cell>
          <table:table-cell office:value-type="string" calcext:value-type="string">
            <text:p>Performance-monitoring counter</text:p>
          </table:table-cell>
          <table:table-cell table:number-columns-repeated="1017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0x100</text:p>
          </table:table-cell>
          <table:table-cell table:formula="of:=HEX2DEC(RIGHT([.A14];3))" office:value-type="float" office:value="256" calcext:value-type="float">
            <text:p>256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status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4</text:p>
          </table:table-cell>
          <table:table-cell table:formula="of:=HEX2DEC(RIGHT([.A15];3))" office:value-type="float" office:value="260" calcext:value-type="float">
            <text:p>2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interrupt enable ma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5</text:p>
          </table:table-cell>
          <table:table-cell table:formula="of:=HEX2DEC(RIGHT([.A16];3))" office:value-type="float" office:value="261" calcext:value-type="float">
            <text:p>2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trap and interrupt v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6</text:p>
          </table:table-cell>
          <table:table-cell table:formula="of:=HEX2DEC(RIGHT([.A17];3))" office:value-type="float" office:value="262" calcext:value-type="float">
            <text:p>26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ounteren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inferior counter en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A</text:p>
          </table:table-cell>
          <table:table-cell table:formula="of:=HEX2DEC(RIGHT([.A18];3))" office:value-type="float" office:value="266" calcext:value-type="float">
            <text:p>266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nvcfg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inferior environment configu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40</text:p>
          </table:table-cell>
          <table:table-cell table:formula="of:=HEX2DEC(RIGHT([.A19];3))" office:value-type="float" office:value="320" calcext:value-type="float">
            <text:p>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scratch pa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41</text:p>
          </table:table-cell>
          <table:table-cell table:formula="of:=HEX2DEC(RIGHT([.A20];3))" office:value-type="float" office:value="321" calcext:value-type="float">
            <text:p>3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exception P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42</text:p>
          </table:table-cell>
          <table:table-cell table:formula="of:=HEX2DEC(RIGHT([.A21];3))" office:value-type="float" office:value="322" calcext:value-type="float">
            <text:p>3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exception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43</text:p>
          </table:table-cell>
          <table:table-cell table:formula="of:=HEX2DEC(RIGHT([.A22];3))" office:value-type="float" office:value="323" calcext:value-type="float">
            <text:p>3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bad address / instr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44</text:p>
          </table:table-cell>
          <table:table-cell table:formula="of:=HEX2DEC(RIGHT([.A23];3))" office:value-type="float" office:value="324" calcext:value-type="float">
            <text:p>3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interrupt pending ma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80</text:p>
          </table:table-cell>
          <table:table-cell table:formula="of:=HEX2DEC(RIGHT([.A24];3))" office:value-type="float" office:value="384" calcext:value-type="float">
            <text:p>3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S-mode implemented</text:p>
          </table:table-cell>
          <table:table-cell office:value-type="string" calcext:value-type="string">
            <text:p>S-mode address translation and protection</text:p>
          </table:table-cell>
          <table:table-cell table:number-columns-repeated="1017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0xF11</text:p>
          </table:table-cell>
          <table:table-cell table:formula="of:=HEX2DEC(RIGHT([.A26];3))" office:value-type="float" office:value="3857" calcext:value-type="float">
            <text:p>3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JEDEC vendor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F12</text:p>
          </table:table-cell>
          <table:table-cell table:formula="of:=HEX2DEC(RIGHT([.A27];3))" office:value-type="float" office:value="3858" calcext:value-type="float">
            <text:p>3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Architecture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F13</text:p>
          </table:table-cell>
          <table:table-cell table:formula="of:=HEX2DEC(RIGHT([.A28];3))" office:value-type="float" office:value="3859" calcext:value-type="float">
            <text:p>3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Implementation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F14</text:p>
          </table:table-cell>
          <table:table-cell table:formula="of:=HEX2DEC(RIGHT([.A29];3))" office:value-type="float" office:value="3860" calcext:value-type="float">
            <text:p>3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Hardware thread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F15</text:p>
          </table:table-cell>
          <table:table-cell table:formula="of:=HEX2DEC(RIGHT([.A30];3))" office:value-type="float" office:value="3861" calcext:value-type="float">
            <text:p>38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configpt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Poorly defined configuration pointer</text:p>
          </table:table-cell>
          <table:table-cell table:number-columns-repeated="1017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0x300</text:p>
          </table:table-cell>
          <table:table-cell table:formula="of:=HEX2DEC(RIGHT([.A32];3))" office:value-type="float" office:value="768" calcext:value-type="float">
            <text:p>768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status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1</text:p>
          </table:table-cell>
          <table:table-cell table:formula="of:=HEX2DEC(RIGHT([.A33];3))" office:value-type="float" office:value="769" calcext:value-type="float">
            <text:p>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ISA and extension configu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2</text:p>
          </table:table-cell>
          <table:table-cell table:formula="of:=HEX2DEC(RIGHT([.A34];3))" office:value-type="float" office:value="770" calcext:value-type="float">
            <text:p>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inferior implemented</text:p>
          </table:table-cell>
          <table:table-cell office:value-type="string" calcext:value-type="string">
            <text:p>M-mode trap deleg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3</text:p>
          </table:table-cell>
          <table:table-cell table:formula="of:=HEX2DEC(RIGHT([.A35];3))" office:value-type="float" office:value="771" calcext:value-type="float">
            <text:p>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inferior implemented</text:p>
          </table:table-cell>
          <table:table-cell office:value-type="string" calcext:value-type="string">
            <text:p>M-mode interrupt deleg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4</text:p>
          </table:table-cell>
          <table:table-cell table:formula="of:=HEX2DEC(RIGHT([.A36];3))" office:value-type="float" office:value="772" calcext:value-type="float">
            <text:p>7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interrupt enable ma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5</text:p>
          </table:table-cell>
          <table:table-cell table:formula="of:=HEX2DEC(RIGHT([.A37];3))" office:value-type="float" office:value="773" calcext:value-type="float">
            <text:p>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trap and interrupt v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6</text:p>
          </table:table-cell>
          <table:table-cell table:formula="of:=HEX2DEC(RIGHT([.A38];3))" office:value-type="float" office:value="774" calcext:value-type="float">
            <text:p>774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U-mode implemented</text:p>
          </table:table-cell>
          <table:table-cell office:value-type="string" calcext:value-type="string">
            <text:p>M-mode inferior counter en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0A</text:p>
          </table:table-cell>
          <table:table-cell table:formula="of:=HEX2DEC(RIGHT([.A39];3))" office:value-type="float" office:value="778" calcext:value-type="float">
            <text:p>778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nvcfg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inferior implemented</text:p>
          </table:table-cell>
          <table:table-cell office:value-type="string" calcext:value-type="string">
            <text:p>M-mode inferior environment configu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20</text:p>
          </table:table-cell>
          <table:table-cell table:formula="of:=HEX2DEC(RIGHT([.A40];3))"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WARL</text:p>
          </table:table-cell>
          <table:table-cell/>
          <table:table-cell office:value-type="string" calcext:value-type="string">
            <text:p>M-mode inferior counter inhi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23</text:p>
          </table:table-cell>
          <table:table-cell table:formula="of:=HEX2DEC(RIGHT([.A41];3))" office:value-type="float" office:value="803" calcext:value-type="float">
            <text:p>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performance-monitoring event selector</text:p>
          </table:table-cell>
          <table:table-cell table:number-columns-repeated="1017"/>
        </table:table-row>
        <table:table-row table:style-name="ro1">
          <table:table-cell table:number-columns-repeated="8" office:value-type="string" calcext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3F</text:p>
          </table:table-cell>
          <table:table-cell table:formula="of:=HEX2DEC(RIGHT([.A43];3))" office:value-type="float" office:value="831" calcext:value-type="float">
            <text:p>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performance-monitoring event sel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0</text:p>
          </table:table-cell>
          <table:table-cell table:formula="of:=HEX2DEC(RIGHT([.A44];3))" office:value-type="float" office:value="832" calcext:value-type="float">
            <text:p>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scratch pa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1</text:p>
          </table:table-cell>
          <table:table-cell table:formula="of:=HEX2DEC(RIGHT([.A45];3))" office:value-type="float" office:value="833" calcext:value-type="float">
            <text:p>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exception P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2</text:p>
          </table:table-cell>
          <table:table-cell table:formula="of:=HEX2DEC(RIGHT([.A46];3))" office:value-type="float" office:value="834" calcext:value-type="float">
            <text:p>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exception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3</text:p>
          </table:table-cell>
          <table:table-cell table:formula="of:=HEX2DEC(RIGHT([.A47];3))" office:value-type="float" office:value="835" calcext:value-type="float">
            <text:p>8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bad address / instr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4</text:p>
          </table:table-cell>
          <table:table-cell table:formula="of:=HEX2DEC(RIGHT([.A48];3))" office:value-type="float" office:value="836" calcext:value-type="float">
            <text:p>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interrupt pending ma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A</text:p>
          </table:table-cell>
          <table:table-cell table:formula="of:=HEX2DEC(RIGHT([.A49];3))" office:value-type="float" office:value="842" calcext:value-type="float">
            <text:p>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trap interru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4B</text:p>
          </table:table-cell>
          <table:table-cell table:formula="of:=HEX2DEC(RIGHT([.A50];3))" office:value-type="float" office:value="843" calcext:value-type="float">
            <text:p>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bad guest physical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747</text:p>
          </table:table-cell>
          <table:table-cell table:formula="of:=HEX2DEC(RIGHT([.A51];3))" office:value-type="float" office:value="1863" calcext:value-type="float">
            <text:p>18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mseccfg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security configu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B00</text:p>
          </table:table-cell>
          <table:table-cell table:formula="of:=HEX2DEC(RIGHT([.A52];3))" office:value-type="float" office:value="2816" calcext:value-type="float">
            <text:p>2816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cycle cou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B02</text:p>
          </table:table-cell>
          <table:table-cell table:formula="of:=HEX2DEC(RIGHT([.A53];3))" office:value-type="float" office:value="2818" calcext:value-type="float">
            <text:p>2818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instruction cou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B03</text:p>
          </table:table-cell>
          <table:table-cell table:formula="of:=HEX2DEC(RIGHT([.A54];3))" office:value-type="float" office:value="2819" calcext:value-type="float">
            <text:p>28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performance-monitoring counter</text:p>
          </table:table-cell>
          <table:table-cell table:number-columns-repeated="1017"/>
        </table:table-row>
        <table:table-row table:style-name="ro1">
          <table:table-cell table:number-columns-repeated="8" office:value-type="string" calcext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B1F</text:p>
          </table:table-cell>
          <table:table-cell table:formula="of:=HEX2DEC(RIGHT([.A56];3))" office:value-type="float" office:value="2847" calcext:value-type="float">
            <text:p>2847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WARL</text:p>
          </table:table-cell>
          <table:table-cell office:value-type="string" calcext:value-type="string">
            <text:p>M-mode implemented</text:p>
          </table:table-cell>
          <table:table-cell office:value-type="string" calcext:value-type="string">
            <text:p>M-mode performance-monitoring counter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2:09:13.550774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1:34:30</meta:creation-date>
    <meta:generator>LibreOffice/7.6.5.2$Linux_X86_64 LibreOffice_project/60$Build-2</meta:generator>
    <dc:date>2024-03-20T22:04:34.121067693</dc:date>
    <meta:editing-duration>PT2H1M4S</meta:editing-duration>
    <meta:editing-cycles>6</meta:editing-cycles>
    <meta:document-statistic meta:table-count="1" meta:cell-count="406" meta:object-count="0"/>
  </office:meta>
</office:document-meta>
</file>